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[</mo>
          <mrow>
            <mover accent="true">
              <mi>z</mi>
              <mo stretchy="false">̂</mo>
            </mover>
            <mi>,</mi>
            <msub>
              <mrow>
                <mover accent="true">
                  <mi>p</mi>
                  <mo stretchy="false">̂</mo>
                </mover>
              </mrow>
              <mi>z</mi>
            </msub>
          </mrow>
          <mo stretchy="false">]</mo>
        </mrow>
        <mrow>
          <mrow>
            <mi/>
            <mo stretchy="false">−</mo>
            <mi/>
          </mrow>
        </mrow>
      </msub>
      <mrow>
        <mi/>
        <mo stretchy="false">=</mo>
        <mrow>
          <mi/>
          <mo stretchy="false">−</mo>
          <mrow>
            <mfrac>
              <mo stretchy="false">ℏ</mo>
              <mtext>i</mtext>
            </mfrac>
          </mrow>
        </mrow>
      </mrow>
      <mrow>
        <mi/>
        <mo stretchy="false">=</mo>
        <mi/>
      </mrow>
      <mtext>i</mtext>
      <mo stretchy="false">ℏ</mo>
    </mrow>
    <annotation encoding="StarMath 5.0">[hat z , {hat p}_z] _{`-`} `=` - {alignc hbar over "i"} `=` "i" hba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3:06:40.825000000</meta:creation-date>
    <meta:generator>LibreOffice/4.1.4.2$Windows_x86 LibreOffice_project/0a0440ccc0227ad9829de5f46be37cfb6edcf72</meta:generator>
  </office:meta>
</office:document-meta>
</file>